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6d3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6d3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6d3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6d3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6d3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6d3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6d3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6d3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6d3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6d3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6d3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6d3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6d3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6d3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6d3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6d3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6d3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gelismar Zarays Granado Herna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270698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rgenis Rafael  Ganado Alca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26275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7.63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85" meta:non-whitespace-character-count="1015"/>
    <meta:template xlink:type="simple" xlink:actuate="onRequest" xlink:title="Normal" xlink:href=""/>
  </office:meta>
</office:document-meta>
</file>